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fd805"/>
    </style:style>
    <style:style style:name="P2" style:family="paragraph" style:parent-style-name="Standard">
      <style:paragraph-properties fo:text-align="start" style:justify-single-word="false"/>
      <style:text-properties officeooo:paragraph-rsid="001fd805"/>
    </style:style>
    <style:style style:name="P3" style:family="paragraph" style:parent-style-name="Standard">
      <style:paragraph-properties fo:text-align="center" style:justify-single-word="false"/>
      <style:text-properties fo:font-size="18pt" officeooo:paragraph-rsid="001fd805" style:font-size-asian="18pt" style:font-size-complex="18pt"/>
    </style:style>
    <style:style style:name="T1" style:family="text">
      <style:text-properties officeooo:rsid="001fd8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3"><text:span text:style-name="T1">Parkingomatr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Rafał Kopański</text:span></text:p>
      <text:p text:style-name="P2"><text:span text:style-name="T1">Rafał Trawiński</text:span></text:p>
      <text:p text:style-name="P2"><text:span text:style-name="T1">Adrian Kowalewski</text:span></text:p>
      <text:p text:style-name="P2"><text:soft-page-break/><text:span text:style-name="T1">opis aplikacji:</text:span></text:p>
      <text:p text:style-name="P2"><text:span text:style-name="T1">Jest to aplikacja ułatwiająca prowadzenie działalności typu parking. Aplikacja zawiera moduł obsługujący bramkę wyjazdową oraz wyjazdową z obiektu a także obsługę kasowalnika samoobsługowego. Dzięki rozbudowanemu modułowi prowadzenia statystyk aplikacja ułatwia dostosowanie cen biletów do spodziewanych potrzeb klientów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wymagania funkcjonalne</text:span></text:p>
      <text:p text:style-name="P2"><text:span text:style-name="T1"/></text:p>
      <text:p text:style-name="P2"><text:span text:style-name="T1">-jako Użytkownik mogę pobrać bilet przy wjeździe</text:span></text:p>
      <text:p text:style-name="P2"><text:span text:style-name="T1">-jako Użytkownik mogę wybrać miejsce parkowania????</text:span></text:p>
      <text:p text:style-name="P2"><text:span text:style-name="T1">-jako Użytkownik muszę zwrócić bilet aby wyjechać</text:span></text:p>
      <text:p text:style-name="P2"><text:span text:style-name="T1">-jako Użytkownik muszę przed wyjazdem <text:s/>skasować bilet(zapłacić)</text:span></text:p>
      <text:p text:style-name="P2"><text:span text:style-name="T1">-jako Użytkownik mogę w razie zgubienia biletu w kasowalniku pobrać nowy bilet na podstawie numeru rejestracji.</text:span></text:p>
      <text:p text:style-name="P2"><text:span text:style-name="T1">-jako Użytkownik muszę podać numer rejestracyjny samochodu przy kupowaniu biletu </text:span></text:p>
      <text:p text:style-name="P2"><text:span text:style-name="T1">-jako użytkownik mogę skorzystać z funkcji 'help'</text:span></text:p>
      <text:p text:style-name="P2"><text:span text:style-name="T1">statystyki rezerwacje promocje zmienna_cena_biletu_czestotliwosc</text:span></text:p>
      <text:p text:style-name="P2"><text:span text:style-name="T1"/></text:p>
      <text:p text:style-name="P2"><text:span text:style-name="T1">-jako pracownik mogę otrzymać stałe, darmowe miejsce parkingowe </text:span></text:p>
      <text:p text:style-name="P2"><text:span text:style-name="T1">-jako parkingowy mogę wyznaczać miejsca dla pracowników</text:span></text:p>
      <text:p text:style-name="P2"><text:span text:style-name="T1">-jako użytkownik mogę wyrobić kartę stałego klienta</text:span></text:p>
      <text:p text:style-name="P2"><text:span text:style-name="T1">-jako użytkownik karty mogę uzyskać zniżki parkingowe</text:span></text:p>
      <text:p text:style-name="P2"><text:span text:style-name="T1">-jako użytkownik karty mogę co 10 wjazd na parking będzie darmowy przez jedną godzinę</text:span></text:p>
      <text:p text:style-name="P2"><text:span text:style-name="T1">-jako użytkownik mogę sprawdzić ilość wolnych miejsc parkingowych</text:span></text:p>
      <text:p text:style-name="P2"><text:span text:style-name="T1"/></text:p>
      <text:p text:style-name="P2"><text:span text:style-name="T1">-w rzie nie uiszczenia opłaty przez użytkownika szlaban się nie otworzy i zostanie wyswietlony stosowny komunikat</text:span></text:p>
      <text:p text:style-name="P2"><text:span text:style-name="T1"/></text:p>
      <text:p text:style-name="P2"><text:span text:style-name="T1"/></text:p>
      <text:p text:style-name="P2"><text:span text:style-name="T1">-Parkingowy może otworzyć szlabany</text:span></text:p>
      <text:p text:style-name="P2"><text:span text:style-name="T1">-jako parkingowy ma kontrolę nad szlabanami</text:span></text:p>
      <text:p text:style-name="P2"><text:span text:style-name="T1">-jako parkingowy mogę wezwać straż miejską w celu usunięcia samochodu</text:span></text:p>
      <text:p text:style-name="P2"><text:span text:style-name="T1">-jako parkingowy mogę sprawedzić ilość wolnych miejsc parkingowych</text:span></text:p>
      <text:p text:style-name="P2"><text:span text:style-name="T1">-jako parkingowy mogę zmienic ustawienia oswietlenia</text:span></text:p>
      <text:p text:style-name="P2"><text:span text:style-name="T1"/></text:p>
      <text:p text:style-name="P2"><text:span text:style-name="T1">-jako administrator mogę sporządzać statystyki o ilości wjeżdżających samochodów w określonych godzinach</text:span></text:p>
      <text:p text:style-name="P2"><text:span text:style-name="T1">-jako administrator mogę sporządzać statystyki o ilości wyjeżdżających samochodów w określonych godzinach</text:span></text:p>
      <text:p text:style-name="P2"><text:span text:style-name="T1">-jako administrator mogę sporządzać statystyki o średniej długości pobytu na parkingu</text:span></text:p>
      <text:p text:style-name="P2"><text:span text:style-name="T1">-jako administrator mogę sporządzać statystyki o ilości użytkowników z kartą </text:span></text:p>
      <text:p text:style-name="P2"><text:span text:style-name="T1">-jako administrator moge sporządzać statystyki o ilości zgubionych biletów</text:span></text:p>
      <text:p text:style-name="P2"><text:span text:style-name="T1">-jako administrator mogę sporządzać statystyki dochodów z poszczególnych dni//</text:span></text:p>
      <text:p text:style-name="P2"><text:span text:style-name="T1">-jako administrator mogę sporządzać statystyki zużycia światła//</text:span></text:p>
      <text:p text:style-name="P2"><text:span text:style-name="T1">-jako administrator mogę sporządzać statystyki obciążenia obiektu w poszczególnych dniach//</text:span></text:p>
      <text:p text:style-name="P2"><text:span text:style-name="T1">-jako administrator moge sporządzać eksport statystyk do pliku</text:span></text:p>
      <text:p text:style-name="P2"><text:span text:style-name="T1">-jako administrator moge zmienić stawki naliczania opłaty</text:span></text:p>
      <text:p text:style-name="P2"><text:span text:style-name="T1">-jako administrator moge zmienić stawki naliczania opłaty w weekendy</text:span></text:p>
      <text:p text:style-name="P2"><text:span text:style-name="T1">-jako administrator moge zmienić stawki naliczania opłaty w dni powszednie </text:span></text:p>
      <text:p text:style-name="P2"><text:span text:style-name="T1">-jako administrator moge zmienić stawki naliczania opłaty w dni świąteczne</text:span></text:p>
      <text:p text:style-name="P2"><text:span text:style-name="T1">-jako administrator mogę sprawdzić ilość wolnych miejsc parkingowych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8T21:03:18.75</meta:creation-date>
    <dc:date>2014-03-18T21:09:57.51</dc:date>
    <meta:editing-duration>P0D</meta:editing-duration>
    <meta:editing-cycles>1</meta:editing-cycles>
    <meta:document-statistic meta:table-count="0" meta:image-count="0" meta:object-count="0" meta:page-count="3" meta:paragraph-count="41" meta:word-count="345" meta:character-count="2765" meta:non-whitespace-character-count="2455"/>
    <meta:generator>LibreOffice/3.6$Windows_x86 LibreOffice_project/da8c1e6-fd468f4-454e206-f42a4a9-143cfd</meta:generator>
  </office:meta>
</office:document-meta>
</file>